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9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922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cm" svg:height="9.96cm" svg:x="0.8cm" svg:y="0.761cm" presentation:class="title" presentation:user-transformed="true">
          <draw:text-box>
            <text:p><text:span text:style-name="T1">Everything Awesome</text:span><text:span text:style-name="T2"><text:line-break/></text:span><text:span text:style-name="T2">About</text:span><text:span text:style-name="T2"><text:line-break/></text:span><text:span text:style-name="T1">GPU Drivers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3">Daniel Vetter, Intel VTT</text:span></text:p>
            <text:p><text:span text:style-name="T3">@danvet</text:span></text:p>
            <text:p><text:span text:style-name="T3">LCA 2020, Gold Coa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10 or so years ago ...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graphics execution manager</text:p>
              </text:list-item>
              <text:list-item>
                <text:p>kernel modesetting</text:p>
              </text:list-item>
              <text:list-item>
                <text:p>drm/i915, drm/radeon</text:p>
              </text:list-item>
              <text:list-item>
                <text:p>fbdev vs drm modesetting</text:p>
              </text:list-item>
              <text:list-item>
                <text:p>proudly celebrating OpenGL 2</text:p>
              </text:list-item>
              <text:list-item>
                <text:p>… and a waste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oday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15% of the kernel + userspace</text:p>
              </text:list-item>
              <text:list-item>
                <text:p>57 atomic modeset drivers (and more others)</text:p>
              </text:list-item>
              <text:list-item>
                <text:p>latest OpenGL, GLES, Vulkan</text:p>
              </text:list-item>
              <text:list-item>
                <text:p>smallest kernel driver 246 lines</text:p>
              </text:list-item>
              <text:list-item>
                <text:p>largest kernel driver 2.2M lin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Display: Atomic Modeset</text:p>
          </draw:text-box>
        </draw:frame>
        <draw:frame presentation:style-name="pr5" draw:layer="layout" svg:width="25.199cm" svg:height="8.311cm" svg:x="1.4cm" svg:y="5.489cm" presentation:class="outline" presentation:user-transformed="true">
          <draw:text-box>
            <text:list text:style-name="L3">
              <text:list-item>
                <text:p>lots of planes for SoC</text:p>
              </text:list-item>
              <text:list-item>
                <text:p>lots of outputs for desktop</text:p>
              </text:list-item>
              <text:list-item>
                <text:p>blending, writeback, color space conversions, …</text:p>
              </text:list-item>
              <text:list-item>
                <text:p>gracefully handling link failures</text:p>
              </text:list-item>
              <text:list-item>
                <text:p>content protection</text:p>
              </text:list-item>
              <text:list-item>
                <text:p>everything els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ase Study: ST7736R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hotunplug support</text:p>
              </text:list-item>
              <text:list-item>
                <text:p>full atomic kms + fbdev + legacy kms</text:p>
              </text:list-item>
              <text:list-item>
                <text:p>devm, w/ correct refcounting</text:p>
              </text:list-item>
              <text:list-item>
                <text:p>dma-buf w/ dma-fence support</text:p>
              </text:list-item>
              <text:list-item>
                <text:p>system suspend/resume missing, 2 functions to hook up</text:p>
              </text:list-item>
              <text:list-item>
                <text:p>243 lines tot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ase Study: amdgpu.ko &amp; DAL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new (display) driver written for Linux!</text:p>
              </text:list-item>
              <text:list-item>
                <text:p>but: OS abstraction layer</text:p>
              </text:list-item>
              <text:list-item>
                <text:p>open source OS: you can change it?!</text:p>
              </text:list-item>
              <text:list-item>
                <text:p>2 years of refactor to put the driver in charge</text:p>
              </text:list-item>
              <text:list-item>
                <text:p>2.2M lines of stuff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tomic Modesetting: Lessons Learned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free standing state structures are great</text:p>
              </text:list-item>
              <text:list-item>
                <text:p>check/commit, not try/rollback</text:p>
              </text:list-item>
              <text:list-item>
                <text:p>modular helpers: flexibility&amp;experimentation</text:p>
              </text:list-item>
              <text:list-item>
                <text:p>userspace/kernel marshalling in the core</text:p>
              </text:list-item>
              <text:list-item>
                <text:p>locking in the core</text:p>
              </text:list-item>
              <text:list-item>
                <text:p>WIP: need tests and proper uapi spec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tomic Modesetting: Further Reading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LWN «Atomic mode setting design overview, part 1/2» <text:a xlink:href="https://lwn.net/Articles/653466/" xlink:type="simple">https://lwn.net/Articles/653466/</text:a></text:p>
              </text:list-item>
              <text:list-item>
                <text:p>«Midlayers, Once More With Feelings!» <text:span text:style-name="T4"><text:a xlink:href="https://blog.ffwll.ch/2016/12/midlayers-once-more-with-feeling.html" xlink:type="simple">https://blog.ffwll.ch/2016/12/midlayers-once-more-with-feeling.html</text:a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Full Stack: drm_modifiers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PU buffer memory layout trickery</text:p>
              </text:list-item>
              <text:list-item>
                <text:p>display, rendering, compositor, apps need to agree</text:p>
              </text:list-item>
              <text:list-item>
                <text:p>Vulkan&amp;OpenGL extensions, Wayland/X11 protocols</text:p>
              </text:list-item>
              <text:list-item>
                <text:p>for SoCs: ARM framebuffer compression</text:p>
              </text:list-item>
              <text:list-item>
                <text:p>even Nvidia!</text:p>
              </text:list-item>
              <text:list-item>
                <text:p>WIP: dynamic changes and compression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In General: Better Driver Inerop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ma_buf, dma_resv, dma_fence for buffer sharing</text:p>
              </text:list-item>
              <text:list-item>
                <text:p>ww_mutex for graph locking problems</text:p>
              </text:list-item>
              <text:list-item>
                <text:p>drm_syncobj, better uAPi for fences</text:p>
              </text:list-item>
              <text:list-item>
                <text:p>drm fourcc + modifi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Stuff, in Userspace!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allium: GL stack to rule them all</text:p>
              </text:list-item>
              <text:list-item>
                <text:p>gpu compiler troubles settling on NIR</text:p>
              </text:list-item>
              <text:list-item>
                <text:p>r/e tools, better than the real docs</text:p>
              </text:list-item>
              <text:list-item>
                <text:p>Khronos is opening 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serspace drivers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panfrost, lima, freedreno, etnaviv, vc4/v3d, nouveau</text:p>
              </text:list-item>
              <text:list-item>
                <text:p>even Intel now on board with Iris</text:p>
              </text:list-item>
              <text:list-item>
                <text:p>radv+ACO, one handful hackers vs. A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Open Userspace: Why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technical necessary for review/support</text:p>
              </text:list-item>
              <text:list-item>
                <text:p>RDMA, media, … agree</text:p>
              </text:list-item>
              <text:list-item>
                <text:p>upstream customer value: standardization</text:p>
              </text:list-item>
              <text:list-item>
                <text:p>vendor value-add: dual st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Shipping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ual-stack: upstream kernel w/ either open or proprietary userspace</text:p>
              </text:list-item>
              <text:list-item>
                <text:p>backport entire subsystem ...</text:p>
              </text:list-item>
              <text:list-item>
                <text:p>… like Android GKI (rs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esting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in-kernel selftests (we need KUnit asap)</text:p>
              </text:list-item>
              <text:list-item>
                <text:p>IGT gpu tests: cross driver userspace testsuite</text:p>
              </text:list-item>
              <text:list-item>
                <text:p>CRC-based validation, writeback under review</text:p>
              </text:list-item>
              <text:list-item>
                <text:p>tests require for all new u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Great Community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itlab everywhere, Mesa3D leading</text:p>
              </text:list-item>
              <text:list-item>
                <text:p>(kernel stuck on infrastructure work)</text:p>
              </text:list-item>
              <text:list-item>
                <text:p>150 attendees at XDC</text:p>
              </text:list-item>
              <text:list-item>
                <text:p>XDC haz (SoC!) sponsors now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ming Soon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ma-buf heaps/ION destaging</text:p>
              </text:list-item>
              <text:list-item>
                <text:p>userspace allocator/modifier negotiations</text:p>
              </text:list-item>
              <text:list-item>
                <text:p>media integration, but how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Summary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10'000x scaling: tiny embedded to BIG GPUs</text:p>
              </text:list-item>
              <text:list-item>
                <text:p>batteries included: modular helpers for everything</text:p>
              </text:list-item>
              <text:list-item>
                <text:p>dual-stack in userspace</text:p>
              </text:list-item>
              <text:list-item>
                <text:p>ship/backport entire sub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tomic: Lessons Learned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free standing state structures are great</text:p>
              </text:list-item>
              <text:list-item>
                <text:p>hardware commit phase can't fail</text:p>
              </text:list-item>
              <text:list-item>
                <text:p>modular helpers: flexibility&amp;experimentation</text:p>
              </text:list-item>
              <text:list-item>
                <text:p>decode/encode in the core</text:p>
              </text:list-item>
              <text:list-item>
                <text:p>locking in the core</text:p>
              </text:list-item>
              <text:list-item>
                <text:p>need tests and proper uapi spec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2-02T15:38:20</meta:creation-date>
    <meta:editing-duration>P13DT59M53S</meta:editing-duration>
    <meta:editing-cycles>79</meta:editing-cycles>
    <meta:generator>LibreOffice/6.3.4.2.0$Linux_X86_64 LibreOffice_project/30$Build-2</meta:generator>
    <dc:date>2020-01-09T06:47:14.021847419</dc:date>
    <meta:document-statistic meta:object-count="101"/>
  </office:meta>
</office:document-meta>
</file>